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e5d9" officeooo:paragraph-rsid="001be5d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e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5th</text:span> of <text:span text:style-name="T3">July </text:span>202<text:span text:style-name="T3">3</text:span> under the <text:span text:style-name="T3">34th</text:span> PA Meeting.</text:p>
      <text:p text:style-name="P1"/>
      <text:p text:style-name="P1">The Assembly, recognising the current situation,</text:p>
      <text:p text:style-name="P1"/>
      <text:p text:style-name="P4">Constitutes the need to make fireworks more expensive, this through making 2 possible recipes: one involving poisoned potatoes and one involving phantom membranes.</text:p>
      <text:p text:style-name="P4">This because elytra flight is unbalanced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Comradedoggo_23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34-3: To make fireworks more expensiv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5T20:07:15.998692286</dc:date>
    <meta:editing-duration>PT7M55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0" meta:word-count="64" meta:character-count="443" meta:non-whitespace-character-count="389"/>
  </office:meta>
</office:document-meta>
</file>